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Versions/Version1"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helvetica" svg:font-family="helvetica, arial, sans-serif"/>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d6c2a"/>
    </style:style>
    <style:style style:name="P3" style:family="paragraph" style:parent-style-name="Text_20_body">
      <style:paragraph-properties fo:text-align="justify" style:justify-single-word="false"/>
      <style:text-properties officeooo:paragraph-rsid="0020bebd"/>
    </style:style>
    <style:style style:name="P4" style:family="paragraph" style:parent-style-name="Text_20_body">
      <style:paragraph-properties fo:text-align="justify" style:justify-single-word="false"/>
      <style:text-properties officeooo:paragraph-rsid="00221ecf"/>
    </style:style>
    <style:style style:name="P5" style:family="paragraph" style:parent-style-name="Text_20_body">
      <style:paragraph-properties fo:text-align="justify" style:justify-single-word="false"/>
      <style:text-properties officeooo:paragraph-rsid="00291778"/>
    </style:style>
    <style:style style:name="P6" style:family="paragraph" style:parent-style-name="Text_20_body">
      <style:paragraph-properties fo:text-align="justify" style:justify-single-word="false"/>
      <style:text-properties officeooo:paragraph-rsid="002b1379"/>
    </style:style>
    <style:style style:name="P7" style:family="paragraph" style:parent-style-name="Text_20_body">
      <style:text-properties officeooo:rsid="001bb5cd"/>
    </style:style>
    <style:style style:name="P8" style:family="paragraph" style:parent-style-name="Text_20_body">
      <style:paragraph-properties fo:text-align="justify" style:justify-single-word="false"/>
      <style:text-properties officeooo:rsid="001bb5cd"/>
    </style:style>
    <style:style style:name="P9" style:family="paragraph" style:parent-style-name="Text_20_body">
      <style:paragraph-properties fo:text-align="justify" style:justify-single-word="false"/>
      <style:text-properties officeooo:rsid="001bb5cd" officeooo:paragraph-rsid="001bb5cd"/>
    </style:style>
    <style:style style:name="P10" style:family="paragraph" style:parent-style-name="Text_20_body">
      <style:text-properties officeooo:rsid="001bb5cd" officeooo:paragraph-rsid="001bb5cd"/>
    </style:style>
    <style:style style:name="P11" style:family="paragraph" style:parent-style-name="Text_20_body">
      <style:paragraph-properties fo:text-align="justify" style:justify-single-word="false"/>
      <style:text-properties officeooo:rsid="001d6c2a" officeooo:paragraph-rsid="001d6c2a"/>
    </style:style>
    <style:style style:name="P12" style:family="paragraph" style:parent-style-name="Text_20_body">
      <style:text-properties officeooo:rsid="001fdfac" officeooo:paragraph-rsid="0020bebd"/>
    </style:style>
    <style:style style:name="P13" style:family="paragraph" style:parent-style-name="Text_20_body">
      <style:paragraph-properties fo:text-align="justify" style:justify-single-word="false"/>
      <style:text-properties officeooo:rsid="00221ecf" officeooo:paragraph-rsid="00221ecf"/>
    </style:style>
    <style:style style:name="P14" style:family="paragraph" style:parent-style-name="Text_20_body">
      <style:text-properties officeooo:rsid="0023cac6" officeooo:paragraph-rsid="0023cac6"/>
    </style:style>
    <style:style style:name="P15" style:family="paragraph" style:parent-style-name="Text_20_body">
      <style:paragraph-properties fo:text-align="justify" style:justify-single-word="false"/>
      <style:text-properties officeooo:rsid="0023cac6" officeooo:paragraph-rsid="0023cac6"/>
    </style:style>
    <style:style style:name="P16" style:family="paragraph" style:parent-style-name="Text_20_body">
      <style:text-properties officeooo:rsid="00277bdb" officeooo:paragraph-rsid="00277bdb"/>
    </style:style>
    <style:style style:name="P17" style:family="paragraph" style:parent-style-name="Text_20_body">
      <style:text-properties officeooo:paragraph-rsid="002b1379"/>
    </style:style>
    <style:style style:name="P18" style:family="paragraph" style:parent-style-name="Text_20_body">
      <style:text-properties officeooo:rsid="002b1379" officeooo:paragraph-rsid="002b1379"/>
    </style:style>
    <style:style style:name="P19" style:family="paragraph" style:parent-style-name="Text_20_body">
      <style:text-properties officeooo:rsid="002f57f5" officeooo:paragraph-rsid="002f57f5"/>
    </style:style>
    <style:style style:name="P20" style:family="paragraph" style:parent-style-name="Text_20_body">
      <style:paragraph-properties fo:text-align="justify" style:justify-single-word="false"/>
      <style:text-properties officeooo:rsid="00291778" officeooo:paragraph-rsid="00291778"/>
    </style:style>
    <style:style style:name="P21" style:family="paragraph" style:parent-style-name="Text_20_body">
      <style:paragraph-properties fo:text-align="justify" style:justify-single-word="false"/>
      <style:text-properties officeooo:rsid="002af1c5" officeooo:paragraph-rsid="002af1c5"/>
    </style:style>
    <style:style style:name="P22" style:family="paragraph" style:parent-style-name="Text_20_body">
      <style:paragraph-properties fo:text-align="justify" style:justify-single-word="false"/>
      <style:text-properties officeooo:rsid="002e7630" officeooo:paragraph-rsid="002e7630"/>
    </style:style>
    <style:style style:name="P23" style:family="paragraph" style:parent-style-name="Standard">
      <style:text-properties officeooo:rsid="001bb5cd" officeooo:paragraph-rsid="001bb5cd"/>
    </style:style>
    <style:style style:name="P24" style:family="paragraph" style:parent-style-name="Standard">
      <style:paragraph-properties fo:text-align="justify" style:justify-single-word="false"/>
      <style:text-properties officeooo:rsid="0024705f" officeooo:paragraph-rsid="00291778"/>
    </style:style>
    <style:style style:name="P25" style:family="paragraph" style:parent-style-name="Text_20_body">
      <style:paragraph-properties fo:break-before="page"/>
      <style:text-properties officeooo:rsid="001bb5cd"/>
    </style:style>
    <style:style style:name="P26" style:family="paragraph" style:parent-style-name="Text_20_body">
      <style:paragraph-properties fo:break-before="page"/>
      <style:text-properties officeooo:rsid="001bb5cd" officeooo:paragraph-rsid="001bb5cd"/>
    </style:style>
    <style:style style:name="P27" style:family="paragraph" style:parent-style-name="Contents_20_Heading">
      <style:paragraph-properties fo:break-before="page"/>
    </style:style>
    <style:style style:name="P28" style:family="paragraph" style:parent-style-name="Text_20_body">
      <style:paragraph-properties fo:margin-left="0.4925in" fo:margin-right="0in" fo:text-align="justify" style:justify-single-word="false" fo:text-indent="0in" style:auto-text-indent="false"/>
      <style:text-properties officeooo:rsid="001bb5cd" officeooo:paragraph-rsid="001bb5cd"/>
    </style:style>
    <style:style style:name="P29" style:family="paragraph" style:parent-style-name="Text_20_body">
      <style:paragraph-properties fo:margin-left="0.4925in" fo:margin-right="0in" fo:text-indent="0in" style:auto-text-indent="false"/>
      <style:text-properties officeooo:rsid="001bb5cd" officeooo:paragraph-rsid="001bb5cd"/>
    </style:style>
    <style:style style:name="P30" style:family="paragraph" style:parent-style-name="Text_20_body">
      <style:paragraph-properties fo:margin-left="0.4925in" fo:margin-right="0in" fo:text-indent="0in" style:auto-text-indent="false"/>
      <style:text-properties officeooo:paragraph-rsid="0026177e"/>
    </style:style>
    <style:style style:name="P31" style:family="paragraph" style:parent-style-name="Text_20_body">
      <style:paragraph-properties fo:margin-left="0.4925in" fo:margin-right="0in" fo:text-indent="0in" style:auto-text-indent="false"/>
      <style:text-properties officeooo:paragraph-rsid="0023cac6"/>
    </style:style>
    <style:style style:name="P32" style:family="paragraph" style:parent-style-name="Text_20_body">
      <style:paragraph-properties fo:margin-left="0.4925in" fo:margin-right="0in" fo:text-indent="0in" style:auto-text-indent="false" fo:break-before="page"/>
      <style:text-properties officeooo:rsid="001bb5cd" officeooo:paragraph-rsid="001bb5cd"/>
    </style:style>
    <style:style style:name="P33" style:family="paragraph" style:parent-style-name="Footnote">
      <style:paragraph-properties fo:text-align="justify" style:justify-single-word="false"/>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Text_20_body" style:list-style-name="L1">
      <style:paragraph-properties fo:text-align="justify" style:justify-single-word="false"/>
      <style:text-properties officeooo:rsid="003059b9" officeooo:paragraph-rsid="003059b9"/>
    </style:style>
    <style:style style:name="P38" style:family="paragraph" style:parent-style-name="Heading_20_3">
      <style:paragraph-properties fo:margin-left="0.9846in" fo:margin-right="0in" fo:text-indent="-0.5in" style:auto-text-indent="false"/>
      <style:text-properties officeooo:rsid="0026177e"/>
    </style:style>
    <style:style style:name="P39" style:family="paragraph" style:parent-style-name="Heading_20_3">
      <style:paragraph-properties fo:margin-left="0.4925in" fo:margin-right="0in" fo:text-indent="-0.5in" style:auto-text-indent="false"/>
    </style:style>
    <style:style style:name="P40" style:family="paragraph" style:parent-style-name="Heading_20_1">
      <style:text-properties officeooo:rsid="0023cac6"/>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bb5cd"/>
    </style:style>
    <style:style style:name="P43" style:family="paragraph" style:parent-style-name="Heading_20_2">
      <style:text-properties officeooo:rsid="00291778"/>
    </style:style>
    <style:style style:name="P44" style:family="paragraph" style:parent-style-name="Heading_20_2">
      <style:text-properties officeooo:rsid="00291778" officeooo:paragraph-rsid="00291778"/>
    </style:style>
    <style:style style:name="P45" style:family="paragraph" style:parent-style-name="Heading_20_2">
      <style:text-properties officeooo:rsid="001bb5cd"/>
    </style:style>
    <style:style style:name="P46" style:family="paragraph" style:parent-style-name="Heading_20_2">
      <style:text-properties officeooo:rsid="001f0aa0"/>
    </style:style>
    <style:style style:name="P47" style:family="paragraph" style:parent-style-name="Heading_20_2">
      <style:text-properties officeooo:rsid="00277bdb" officeooo:paragraph-rsid="00277bdb"/>
    </style:style>
    <style:style style:name="P48" style:family="paragraph" style:parent-style-name="Heading_20_2" style:list-style-name="">
      <style:text-properties officeooo:rsid="002468cb"/>
    </style:style>
    <style:style style:name="P49" style:family="paragraph" style:parent-style-name="Heading_20_2">
      <style:text-properties officeooo:rsid="0024705f" officeooo:paragraph-rsid="00291778"/>
    </style:style>
    <style:style style:name="P50" style:family="paragraph" style:parent-style-name="Heading_20_2">
      <style:text-properties officeooo:rsid="002e7630"/>
    </style:style>
    <style:style style:name="P51" style:family="paragraph" style:parent-style-name="Heading_20_2">
      <style:text-properties officeooo:rsid="003059b9"/>
    </style:style>
    <style:style style:name="P52" style:family="paragraph" style:parent-style-name="Heading_20_2">
      <style:text-properties officeooo:rsid="0030f9f4"/>
    </style:style>
    <style:style style:name="P53" style:family="paragraph" style:parent-style-name="Heading_20_2">
      <style:paragraph-properties fo:break-before="page"/>
    </style:style>
    <style:style style:name="P54" style:family="paragraph" style:parent-style-name="Subtitle">
      <style:text-properties fo:color="#ff3333" fo:font-size="20pt" officeooo:paragraph-rsid="0037563c" style:font-size-asian="20pt" style:font-size-complex="20pt"/>
    </style:style>
    <style:style style:name="P55" style:family="paragraph" style:parent-style-name="Chapter">
      <style:paragraph-properties fo:break-before="page"/>
    </style:style>
    <style:style style:name="P56" style:family="paragraph" style:parent-style-name="Chapter">
      <style:text-properties officeooo:rsid="0023cac6"/>
    </style:style>
    <style:style style:name="P57" style:family="paragraph" style:parent-style-name="Title">
      <style:text-properties fo:color="#ff3333" fo:font-size="32pt" officeooo:paragraph-rsid="0037563c" style:font-size-asian="32pt" style:font-size-complex="32pt"/>
    </style:style>
    <style:style style:name="P5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bb5cd"/>
    </style:style>
    <style:style style:name="T2" style:family="text">
      <style:text-properties officeooo:rsid="001d6c2a"/>
    </style:style>
    <style:style style:name="T3" style:family="text">
      <style:text-properties fo:font-weight="bold" officeooo:rsid="001d6c2a" style:font-weight-asian="bold" style:font-weight-complex="bold"/>
    </style:style>
    <style:style style:name="T4" style:family="text">
      <style:text-properties fo:font-weight="bold" officeooo:rsid="0020bebd" style:font-weight-asian="bold" style:font-weight-complex="bold"/>
    </style:style>
    <style:style style:name="T5" style:family="text">
      <style:text-properties officeooo:rsid="001f0aa0"/>
    </style:style>
    <style:style style:name="T6" style:family="text">
      <style:text-properties officeooo:rsid="001fdfac"/>
    </style:style>
    <style:style style:name="T7" style:family="text">
      <style:text-properties officeooo:rsid="0020bebd"/>
    </style:style>
    <style:style style:name="T8" style:family="text">
      <style:text-properties officeooo:rsid="00221ecf"/>
    </style:style>
    <style:style style:name="T9" style:family="text">
      <style:text-properties officeooo:rsid="0023cac6"/>
    </style:style>
    <style:style style:name="T10" style:family="text">
      <style:text-properties officeooo:rsid="002468cb"/>
    </style:style>
    <style:style style:name="T11" style:family="text">
      <style:text-properties officeooo:rsid="0024705f"/>
    </style:style>
    <style:style style:name="T12" style:family="text">
      <style:text-properties officeooo:rsid="0026177e"/>
    </style:style>
    <style:style style:name="T13" style:family="text">
      <style:text-properties officeooo:rsid="00277bdb"/>
    </style:style>
    <style:style style:name="T14" style:family="text">
      <style:text-properties officeooo:rsid="00291778"/>
    </style:style>
    <style:style style:name="T15" style:family="text">
      <style:text-properties officeooo:rsid="002e7630"/>
    </style:style>
    <style:style style:name="T16" style:family="text">
      <style:text-properties officeooo:rsid="002f57f5"/>
    </style:style>
    <style:style style:name="T17" style:family="text">
      <style:text-properties officeooo:rsid="00336206"/>
    </style:style>
    <style:style style:name="T18" style:family="text">
      <style:text-properties officeooo:rsid="00352a9f"/>
    </style:style>
    <style:style style:name="T19" style:family="text">
      <style:text-properties officeooo:rsid="0037563c"/>
    </style:style>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410234264" text:id="ct410234264">
          <text:insertion>
            <office:change-info>
              <dc:creator>Matthew Burmeister</dc:creator>
              <dc:date>2012-12-05T21:25:00</dc:date>
            </office:change-info>
          </text:insertion>
        </text:changed-region>
        <text:changed-region xml:id="ct410234368" text:id="ct410234368">
          <text:insertion>
            <office:change-info>
              <dc:creator>Matthew Burmeister</dc:creator>
              <dc:date>2012-12-05T21: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1" text:name="numberOfUserFunctions"/>
        <text:user-field-decl office:value-type="string" office:string-value="1.1.x" text:name="EasyMSPVersion"/>
      </text:user-field-decls>
      <text:p text:style-name="Title">Flash Module Library User Manual</text:p>
      <text:p text:style-name="Subtitle">For EasyMSP <text:user-field-get text:name="EasyMSPVersion">1.1.x</text:user-field-get></text:p>
      <text:p text:style-name="P57"><text:span text:style-name="T19">DRAFT</text:span></text:p>
      <text:p text:style-name="P54"><text:span text:style-name="T19">UNFINISHED MANUAL – DO NOT USE</text:span></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7">Table of Contents</text:p>
          </text:index-title>
          <text:p text:style-name="P34"><text:a xlink:type="simple" xlink:href="#__RefHeading__622_152357510" text:style-name="Index_20_Link" text:visited-style-name="Index_20_Link">Description<text:tab/>3</text:a></text:p>
          <text:p text:style-name="P34"><text:a xlink:type="simple" xlink:href="#__RefHeading__628_152357510" text:style-name="Index_20_Link" text:visited-style-name="Index_20_Link">User Functions<text:tab/>4</text:a></text:p>
          <text:p text:style-name="P35"><text:a xlink:type="simple" xlink:href="#__RefHeading__630_152357510" text:style-name="Index_20_Link" text:visited-style-name="Index_20_Link">FlashEraseSegment()<text:tab/>5</text:a></text:p>
          <text:p text:style-name="P35"><text:a xlink:type="simple" xlink:href="#__RefHeading__634_152357510" text:style-name="Index_20_Link" text:visited-style-name="Index_20_Link">FlashEraseMainMemory()<text:tab/>6</text:a></text:p>
          <text:p text:style-name="P35"><text:a xlink:type="simple" xlink:href="#__RefHeading__638_152357510" text:style-name="Index_20_Link" text:visited-style-name="Index_20_Link">FlashNuke()<text:tab/>7</text:a></text:p>
          <text:p text:style-name="P35"><text:a xlink:type="simple" xlink:href="#__RefHeading__642_152357510" text:style-name="Index_20_Link" text:visited-style-name="Index_20_Link">FlashAppend()<text:tab/>8</text:a></text:p>
          <text:p text:style-name="P35"><text:a xlink:type="simple" xlink:href="#__RefHeading__646_152357510" text:style-name="Index_20_Link" text:visited-style-name="Index_20_Link">flashWrite()<text:tab/>8</text:a></text:p>
          <text:p text:style-name="P35"><text:a xlink:type="simple" xlink:href="#__RefHeading__648_152357510" text:style-name="Index_20_Link" text:visited-style-name="Index_20_Link">flashRefresh() <text:tab/>8</text:a></text:p>
          <text:p text:style-name="P35"><text:a xlink:type="simple" xlink:href="#__RefHeading__652_152357510" text:style-name="Index_20_Link" text:visited-style-name="Index_20_Link">flashWriteSegment()<text:tab/>9</text:a></text:p>
          <text:p text:style-name="P35"><text:a xlink:type="simple" xlink:href="#__RefHeading__654_152357510" text:style-name="Index_20_Link" text:visited-style-name="Index_20_Link">FlashVerify()<text:tab/>9</text:a></text:p>
          <text:p text:style-name="P34"><text:a xlink:type="simple" xlink:href="#__RefHeading__656_152357510" text:style-name="Index_20_Link" text:visited-style-name="Index_20_Link">System Functions<text:tab/>9</text:a></text:p>
          <text:p text:style-name="P34"><text:a xlink:type="simple" xlink:href="#__RefHeading__658_152357510" text:style-name="Index_20_Link" text:visited-style-name="Index_20_Link">Preprocessor Defines<text:tab/>9</text:a></text:p>
          <text:p text:style-name="P35"><text:a xlink:type="simple" xlink:href="#__RefHeading__660_152357510" text:style-name="Index_20_Link" text:visited-style-name="Index_20_Link">Defines<text:tab/>9</text:a></text:p>
          <text:p text:style-name="P36"><text:a xlink:type="simple" xlink:href="#__RefHeading__662_152357510" text:style-name="Index_20_Link" text:visited-style-name="Index_20_Link">SEGMENTA<text:tab/>9</text:a></text:p>
          <text:p text:style-name="P36"><text:a xlink:type="simple" xlink:href="#__RefHeading__664_152357510" text:style-name="Index_20_Link" text:visited-style-name="Index_20_Link">SEGMENTB<text:tab/>9</text:a></text:p>
          <text:p text:style-name="P36"><text:a xlink:type="simple" xlink:href="#__RefHeading__666_152357510" text:style-name="Index_20_Link" text:visited-style-name="Index_20_Link">SEGMENTC<text:tab/>9</text:a></text:p>
          <text:p text:style-name="P36"><text:a xlink:type="simple" xlink:href="#__RefHeading__668_152357510" text:style-name="Index_20_Link" text:visited-style-name="Index_20_Link">SEGMENTD<text:tab/>9</text:a></text:p>
          <text:p text:style-name="P36"><text:a xlink:type="simple" xlink:href="#__RefHeading__670_152357510" text:style-name="Index_20_Link" text:visited-style-name="Index_20_Link">FLASH_KEY1<text:tab/>9</text:a></text:p>
          <text:p text:style-name="P36"><text:a xlink:type="simple" xlink:href="#__RefHeading__672_152357510" text:style-name="Index_20_Link" text:visited-style-name="Index_20_Link">FLASH_KEY2<text:tab/>9</text:a></text:p>
          <text:p text:style-name="P35"><text:a xlink:type="simple" xlink:href="#__RefHeading__674_152357510" text:style-name="Index_20_Link" text:visited-style-name="Index_20_Link">Return codes<text:tab/>10</text:a></text:p>
          <text:p text:style-name="P36"><text:a xlink:type="simple" xlink:href="#__RefHeading__676_152357510" text:style-name="Index_20_Link" text:visited-style-name="Index_20_Link">SUCCESS<text:tab/>10</text:a></text:p>
          <text:p text:style-name="P35"><text:a xlink:type="simple" xlink:href="#__RefHeading__766_152357510" text:style-name="Index_20_Link" text:visited-style-name="Index_20_Link">FAILURE<text:tab/>10</text:a></text:p>
          <text:p text:style-name="P36"><text:a xlink:type="simple" xlink:href="#__RefHeading__680_152357510" text:style-name="Index_20_Link" text:visited-style-name="Index_20_Link">INVAILD_KEY<text:tab/>10</text:a></text:p>
          <text:p text:style-name="P36"><text:a xlink:type="simple" xlink:href="#__RefHeading__682_152357510" text:style-name="Index_20_Link" text:visited-style-name="Index_20_Link">SEGMENTS_LOCKED<text:tab/>10</text:a></text:p>
          <text:p text:style-name="P36"><text:a xlink:type="simple" xlink:href="#__RefHeading__684_152357510" text:style-name="Index_20_Link" text:visited-style-name="Index_20_Link">SEGMENTA_LOCKED<text:tab/>10</text:a></text:p>
          <text:p text:style-name="P36"><text:a xlink:type="simple" xlink:href="#__RefHeading__686_152357510" text:style-name="Index_20_Link" text:visited-style-name="Index_20_Link">INVAILD_SEGMENT<text:tab/>10</text:a></text:p>
          <text:p text:style-name="P36"><text:a xlink:type="simple" xlink:href="#__RefHeading__688_152357510" text:style-name="Index_20_Link" text:visited-style-name="Index_20_Link">VOLTAGE_CHANGE<text:tab/>10</text:a></text:p>
          <text:p text:style-name="P36"><text:a xlink:type="simple" xlink:href="#__RefHeading__690_152357510" text:style-name="Index_20_Link" text:visited-style-name="Index_20_Link">FLASH_BUSY<text:tab/>10</text:a></text:p>
          <text:p text:style-name="P36"><text:a xlink:type="simple" xlink:href="#__RefHeading__692_152357510" text:style-name="Index_20_Link" text:visited-style-name="Index_20_Link">FLASH_FAILURE<text:tab/>10</text:a></text:p>
          <text:p text:style-name="P36"><text:a xlink:type="simple" xlink:href="#__RefHeading__694_152357510" text:style-name="Index_20_Link" text:visited-style-name="Index_20_Link">BAD_CLOCK<text:tab/>10</text:a></text:p>
          <text:p text:style-name="P34"><text:a xlink:type="simple" xlink:href="#__RefHeading__696_152357510" text:style-name="Index_20_Link" text:visited-style-name="Index_20_Link">Global Variables<text:tab/>11</text:a></text:p>
          <text:p text:style-name="P34"><text:a xlink:type="simple" xlink:href="#__RefHeading__727_152357510" text:style-name="Index_20_Link" text:visited-style-name="Index_20_Link">Appendix A – Remarks<text:tab/>12</text:a></text:p>
          <text:p text:style-name="P35"><text:a xlink:type="simple" xlink:href="#__RefHeading__720_152357510" text:style-name="Index_20_Link" text:visited-style-name="Index_20_Link">Resource usage<text:tab/>12</text:a></text:p>
          <text:p text:style-name="P35"><text:a xlink:type="simple" xlink:href="#__RefHeading__626_152357510" text:style-name="Index_20_Link" text:visited-style-name="Index_20_Link">Appending limitations<text:tab/>12</text:a></text:p>
          <text:p text:style-name="P35"><text:a xlink:type="simple" xlink:href="#__RefHeading__722_152357510" text:style-name="Index_20_Link" text:visited-style-name="Index_20_Link">Flash Protection<text:tab/>12</text:a></text:p>
          <text:p text:style-name="P35"><text:a xlink:type="simple" xlink:href="#__RefHeading__724_152357510" text:style-name="Index_20_Link" text:visited-style-name="Index_20_Link">Calibration constants<text:tab/>12</text:a></text:p>
          <text:p text:style-name="P35"><text:a xlink:type="simple" xlink:href="#__RefHeading__768_152357510" text:style-name="Index_20_Link" text:visited-style-name="Index_20_Link">Clock Control<text:tab/>12</text:a></text:p>
          <text:p text:style-name="P34"><text:a xlink:type="simple" xlink:href="#__RefHeading__810_152357510" text:style-name="Index_20_Link" text:visited-style-name="Index_20_Link">Appendix B – Code documentation<text:tab/>13</text:a></text:p>
          <text:p text:style-name="P35"><text:a xlink:type="simple" xlink:href="#__RefHeading__812_152357510" text:style-name="Index_20_Link" text:visited-style-name="Index_20_Link">Library Depends<text:tab/>13</text:a></text:p>
          <text:p text:style-name="P35"><text:a xlink:type="simple" xlink:href="#__RefHeading__814_152357510" text:style-name="Index_20_Link" text:visited-style-name="Index_20_Link">Code Remarks<text:tab/>13</text:a></text:p>
        </text:index-body>
      </text:table-of-content>
      <text:p text:style-name="P23"/>
      <text:h text:style-name="P42" text:outline-level="1"><text:bookmark-start text:name="__RefHeading__622_152357510"/>Description<text:bookmark-end text:name="__RefHeading__622_152357510"/></text:h>
      <text:p text:style-name="P23">The EasyMSP Flash module library provides functions to abstract the<text:change-start text:change-id="ct410234264"/><office:annotation><dc:creator>Matthew Burmeister</dc:creator><dc:date>2012-12-05T21:25:16</dc:date><text:p><text:span text:style-name="T20">Write a “good” description</text:span></text:p></office:annotation><text:change-end text:change-id="ct410234264"/> </text:p>
      <text:p text:style-name="P23"/>
      <text:h text:style-name="P43" text:outline-level="2"><text:change-start text:change-id="ct410234368"/></text:h>
      <text:h text:style-name="P55" text:outline-level="1"><text:bookmark-start text:name="__RefHeading__628_152357510"/><text:change-end text:change-id="ct410234368"/><text:span text:style-name="T9">User </text:span>Functions<text:bookmark-end text:name="__RefHeading__628_152357510"/></text:h>
      <text:p text:style-name="P1"><text:span text:style-name="T12">User function are functions that are intended for use by the API user. Currently there are </text:span><text:span text:style-name="T12"><text:page-variable-get/></text:span><text:span text:style-name="T12"><text:user-field-get style:data-style-name="N0" text:name="numberOfUserFunctions">1</text:user-field-get></text:span><text:span text:style-name="T12"> user functions in total.</text:span></text:p>
      <text:p text:style-name="P25"/>
      <text:h text:style-name="P45" text:outline-level="2"><text:bookmark-start text:name="__RefHeading__630_152357510"/><text:user-index-mark-start text:id="IMark147651700" text:index-name="User-Defined" text:outline-level="1"/>FlashEraseSegment()<text:bookmark-end text:name="__RefHeading__630_152357510"/><text:user-index-mark-end text:id="IMark147651700"/></text:h>
      <text:p text:style-name="Heading"><text:bookmark-start text:name="__RefHeading__632_152357510"/><text:tab/>Description<text:bookmark-end text:name="__RefHeading__632_152357510"/></text:p>
      <text:p text:style-name="P8"><text:tab/>flashEraseSegment() erases a speficed flash memory segment. FlashEraseSegment() can operate <text:tab/>on main memory segments, as well as INFO and BSL segments.</text:p>
      <text:p text:style-name="P8"><text:tab/>This function is ideal for... well erasing any flash memory segment.</text:p>
      <text:p text:style-name="P7"/>
      <text:p text:style-name="P25"/>
      <text:h text:style-name="P45" text:outline-level="2"><text:bookmark-start text:name="__RefHeading__634_152357510"/>FlashEraseMainMemory()<text:bookmark-end text:name="__RefHeading__634_152357510"/></text:h>
      <text:p text:style-name="Heading"><text:bookmark-start text:name="__RefHeading__636_152357510"/><text:tab/>Description<text:bookmark-end text:name="__RefHeading__636_152357510"/></text:p>
      <text:p text:style-name="P9"><text:tab/>FlashEraseMainMemory() erases the main program memory. All INFO and BSL segments are <text:tab/>preserved.</text:p>
      <text:p text:style-name="P9"><text:tab/>This function is ideal for preparing the MSP430 for bootstrap programming. </text:p>
      <text:p text:style-name="P10"/>
      <text:p text:style-name="P26"/>
      <text:h text:style-name="P45" text:outline-level="2"><text:bookmark-start text:name="__RefHeading__638_152357510"/>FlashNuke()<text:bookmark-end text:name="__RefHeading__638_152357510"/></text:h>
      <text:p text:style-name="Heading"><text:bookmark-start text:name="__RefHeading__640_152357510"/>Description<text:bookmark-end text:name="__RefHeading__640_152357510"/></text:p>
      <text:p text:style-name="P28">FlashNuke() is a function to erase all flash memory on the device, including the INFOA segment. After completing this operation, the MSP430 will not be usable until calibration constants and the TLV are reprogrammed on the device. </text:p>
      <text:p text:style-name="P28">This function is ideal for erasing sensitive data off the device, while making the device inoperable. </text:p>
      <text:p text:style-name="P29"/>
      <text:p text:style-name="P32"/>
      <text:h text:style-name="P45" text:outline-level="2"><text:bookmark-start text:name="__RefHeading__642_152357510"/>FlashAppend()<text:bookmark-end text:name="__RefHeading__642_152357510"/></text:h>
      <text:p text:style-name="Heading"><text:bookmark-start text:name="__RefHeading__644_152357510"/><text:tab/>Description<text:bookmark-end text:name="__RefHeading__644_152357510"/></text:p>
      <text:p text:style-name="P11"><text:tab/>FlashAppend() can append information to existing flash memory segments. FlashAppend() <text:tab/>loads the data contained on the selected flash memory segment, modifies the data in RAM, and <text:tab/>then writes back the data. </text:p>
      <text:p text:style-name="P2"><text:span text:style-name="T2"><text:tab/>But it should be noted that flashAppend() </text:span><text:span text:style-name="T3">can not</text:span><text:span text:style-name="T2"> be used to </text:span><text:span text:style-name="T3">append data to main memory</text:span><text:span text:style-name="T2"> <text:tab/>segments in devices with </text:span><text:span text:style-name="T3">less than 512 bytes of free RAM</text:span><text:span text:style-name="T2">. <text:s/>However, appending data in the <text:tab/>INFO segments </text:span><text:span text:style-name="T3">is possible.</text:span><text:span text:style-name="T2"> <text:s/></text:span></text:p>
      <text:p text:style-name="P2"><text:span text:style-name="T2"><text:tab/></text:span><text:span text:style-name="T5">Even with this </text:span><text:span text:style-name="T6">limitation</text:span><text:span text:style-name="T5">, the </text:span><text:span text:style-name="T2">Flash module library</text:span><text:span text:style-name="T3"> can work around</text:span><text:span text:style-name="T2"> </text:span><text:span text:style-name="T5">the</text:span><text:span text:style-name="T2"> limitation by utilizing <text:tab/>info segments B, C, and D to append data 64 bytes a time, </text:span><text:span text:style-name="T5">up to 192 bytes.</text:span><text:span text:style-name="T2"> The required <text:tab/>memory then to append data will then only be </text:span><text:span text:style-name="T3">320 bytes of free RAM</text:span><text:span text:style-name="T2">, but at the </text:span><text:span text:style-name="T3">cost of <text:tab/>erasing INFO segments B, C, and D</text:span><text:span text:style-name="T2">.<text:tab/> </text:span></text:p>
      <text:p text:style-name="P2"><text:span text:style-name="T2"><text:tab/></text:span><text:span text:style-name="T8">Another option is reserving 1 segment (512 bytes) of main flash memory for temporary use.</text:span></text:p>
      <text:p text:style-name="P11"/>
      <text:h text:style-name="P45" text:outline-level="2"><text:bookmark-start text:name="__RefHeading__646_152357510"/>flashWrite()<text:bookmark-end text:name="__RefHeading__646_152357510"/></text:h>
      <text:p text:style-name="P7"/>
      <text:h text:style-name="Heading_20_2" text:outline-level="2"><text:bookmark-start text:name="__RefHeading__648_152357510"/><text:span text:style-name="T6">flashRefresh()</text:span><text:span text:style-name="T1"><text:tab/></text:span><text:bookmark-end text:name="__RefHeading__648_152357510"/></text:h>
      <text:p text:style-name="Heading"><text:bookmark-start text:name="__RefHeading__650_152357510"/><text:tab/>Description<text:bookmark-end text:name="__RefHeading__650_152357510"/></text:p>
      <text:p text:style-name="P12"><text:tab/>flashRefresh() is used to prevent bit-rot from occurring due to aging. </text:p>
      <text:p text:style-name="P3"><text:span text:style-name="T6"><text:tab/></text:span><text:span text:style-name="T7">While the flash cells can endure 100,000 erase/write cycles</text:span><text:span text:style-name="T7"><text:note text:id="ftn1" text:note-class="footnote"><text:note-citation>1</text:note-citation><text:note-body><text:p text:style-name="P33"><text:s/>TI reported typical flash endurance. Minimum specified endurance is 10,000 cycles. See<text:span text:style-name="T17"> TI's </text:span>SLAA334A <text:span text:style-name="T17">application note for further information.</text:span></text:p></text:note-body></text:note></text:span><text:span text:style-name="T7">, </text:span><text:span text:style-name="T6"><text:s/>Flash data will start to “rot” as <text:tab/></text:span><text:span text:style-name="T7">soon</text:span><text:span text:style-name="T6"> as 16 years</text:span><text:span text:style-name="T6"><text:note text:id="ftn2" text:note-class="footnote"><text:note-citation>2</text:note-citation><text:note-body><text:p text:style-name="P33"><text:s/>TI reports that the MSP430 flash data retention time at 50°C is 16 years. Expected flash data retention time at 25°C is about 100 years. <text:s/>See <text:span text:style-name="T17">TI's</text:span> SLAA334A <text:span text:style-name="T17">application note for further information.</text:span></text:p></text:note-body></text:note></text:span><text:span text:style-name="T6"> unless the contents of the flash are periodically rewritten. <text:s/></text:span></text:p>
      <text:p text:style-name="P3"><text:span text:style-name="T6"><text:tab/></text:span><text:span text:style-name="T7">A </text:span><text:span text:style-name="T4">typical user should never need</text:span><text:span text:style-name="T7"> to refresh his or hers flash, but if your application is <text:tab/></text:span><text:span text:style-name="T4">expected</text:span><text:span text:style-name="T7"> to be </text:span><text:span text:style-name="T4">exposed to high heat</text:span><text:span text:style-name="T7"> and/or is expected to be operating longer than 35 or more <text:tab/>years, you should refresh your flash periodically (every 15 years is a safe bet). Chances are, <text:tab/>your MSP430 will outlive all other hardware.</text:span></text:p>
      <text:p text:style-name="P4"><text:span text:style-name="T7"><text:tab/></text:span><text:span text:style-name="T8">Like flashAppend(), flashRefresh</text:span><text:span text:style-name="T18">()</text:span><text:span text:style-name="T8"> requires a relatively large amount of free RAM (512 bytes). <text:tab/>However, that requirement can be lowered to 320 free RAM bytes at the cost of using INFO <text:tab/>segments B, C, and D as temporary storage. </text:span></text:p>
      <text:p text:style-name="P13"><text:tab/>Another option is reserving 1 segment (512 bytes) of main flash memory for temporary use.</text:p>
      <text:h text:style-name="P46" text:outline-level="2"><text:bookmark-start text:name="__RefHeading__652_152357510"/><text:soft-page-break/>flashWriteSegment()<text:bookmark-end text:name="__RefHeading__652_152357510"/></text:h>
      <text:h text:style-name="P45" text:outline-level="2"><text:bookmark-start text:name="__RefHeading__654_152357510"/>FlashVerify()<text:bookmark-end text:name="__RefHeading__654_152357510"/></text:h>
      <text:p text:style-name="P7"/>
      <text:h text:style-name="P56" text:outline-level="1"><text:bookmark-start text:name="__RefHeading__656_152357510"/>System Functions<text:bookmark-end text:name="__RefHeading__656_152357510"/></text:h>
      <text:p text:style-name="P15">System functions are functions that are not intended for use by the API users, but rather by use of the user functions themselves. However, the functions are included for the sake of completeness. </text:p>
      <text:p text:style-name="P14"/>
      <text:h text:style-name="P56" text:outline-level="1"><text:bookmark-start text:name="__RefHeading__658_152357510"/>Preprocessor Defines<text:bookmark-end text:name="__RefHeading__658_152357510"/></text:h>
      <text:h text:style-name="P47" text:outline-level="2"><text:bookmark-start text:name="__RefHeading__660_152357510"/>Defines<text:bookmark-end text:name="__RefHeading__660_152357510"/></text:h>
      <text:h text:style-name="P38" text:outline-level="3"><text:bookmark-start text:name="__RefHeading__662_152357510"/>SEGMENTA<text:bookmark-end text:name="__RefHeading__662_152357510"/></text:h>
      <text:p text:style-name="Text_20_body"><text:span text:style-name="Source_20_Text"><text:span text:style-name="T12"><text:tab/>'A'</text:span></text:span></text:p>
      <text:h text:style-name="P38" text:outline-level="3"><text:bookmark-start text:name="__RefHeading__664_152357510"/>SEGMENTB<text:bookmark-end text:name="__RefHeading__664_152357510"/></text:h>
      <text:p text:style-name="P30"><text:span text:style-name="Source_20_Text"><text:span text:style-name="T12">'B'</text:span></text:span></text:p>
      <text:h text:style-name="P38" text:outline-level="3"><text:bookmark-start text:name="__RefHeading__666_152357510"/>SEGMENTC<text:bookmark-end text:name="__RefHeading__666_152357510"/></text:h>
      <text:p text:style-name="P30"><text:span text:style-name="Source_20_Text"><text:span text:style-name="T12">'C'</text:span></text:span></text:p>
      <text:h text:style-name="P38" text:outline-level="3"><text:bookmark-start text:name="__RefHeading__668_152357510"/>SEGMENTD<text:bookmark-end text:name="__RefHeading__668_152357510"/></text:h>
      <text:p text:style-name="P30"><text:span text:style-name="Source_20_Text"><text:span text:style-name="T12">'D'</text:span></text:span></text:p>
      <text:h text:style-name="P38" text:outline-level="3"><text:bookmark-start text:name="__RefHeading__670_152357510"/>FLASH_KEY1<text:bookmark-end text:name="__RefHeading__670_152357510"/></text:h>
      <text:p text:style-name="P30"><text:span text:style-name="Source_20_Text"><text:span text:style-name="T12">0xFEEDFACE</text:span></text:span><text:span text:style-name="Source_20_Text"><text:span text:style-name="T13">h </text:span></text:span><text:span text:style-name="Source_20_Text">in hex or</text:span><text:span text:style-name="Source_20_Text"><text:span text:style-name="T18"> </text:span></text:span><text:span text:style-name="Source_20_Text">4277009102</text:span><text:span text:style-name="Source_20_Text"><text:span text:style-name="T18"> in decimal.</text:span></text:span></text:p>
      <text:h text:style-name="P38" text:outline-level="3"><text:bookmark-start text:name="__RefHeading__672_152357510"/>FLASH_KEY2<text:bookmark-end text:name="__RefHeading__672_152357510"/></text:h>
      <text:p text:style-name="P30"><text:span text:style-name="Source_20_Text"><text:span text:style-name="T12">0xDEADCODE</text:span></text:span><text:span text:style-name="Source_20_Text"><text:span text:style-name="T13">h</text:span></text:span></text:p>
      <text:h text:style-name="P48" text:outline-level="2"/>
      <text:h text:style-name="P53" text:outline-level="2"><text:bookmark-start text:name="__RefHeading__674_152357510"/><text:span text:style-name="T10">Return</text:span><text:span text:style-name="T9"> codes</text:span><text:bookmark-end text:name="__RefHeading__674_152357510"/></text:h>
      <text:p text:style-name="P18">Any return code above 0 indicates an error.</text:p>
      <text:h text:style-name="P39" text:outline-level="3"><text:bookmark-start text:name="__RefHeading__676_152357510"/>SUCCESS<text:bookmark-end text:name="__RefHeading__676_152357510"/></text:h>
      <text:p text:style-name="P31"><text:span text:style-name="T9">The function execution completed without any </text:span><text:span text:style-name="T10">detectable </text:span><text:span text:style-name="T9">errors.</text:span></text:p>
      <text:h text:style-name="Heading_20_3" text:outline-level="3"><text:bookmark-start text:name="__RefHeading__766_152357510"/>FAILURE<text:bookmark-end text:name="__RefHeading__766_152357510"/></text:h>
      <text:p text:style-name="P6">The function did not successfully execute the desired operation. FAILURE is returned when a error occurs and a more specific return code is unavailable. <text:s/></text:p>
      <text:h text:style-name="Heading_20_3" text:outline-level="3"><text:bookmark-start text:name="__RefHeading__680_152357510"/>INVAILD_KEY<text:bookmark-end text:name="__RefHeading__680_152357510"/></text:h>
      <text:p text:style-name="P17">A invalid key was provided, and the operation was aborted.</text:p>
      <text:h text:style-name="Heading_20_3" text:outline-level="3"><text:bookmark-start text:name="__RefHeading__682_152357510"/>SEGMENTS_LOCKED<text:bookmark-end text:name="__RefHeading__682_152357510"/></text:h>
      <text:p text:style-name="Text_20_body">A flash information segment cannot be erased or written to, because the segment is locked. </text:p>
      <text:h text:style-name="Heading_20_3" text:outline-level="3"><text:bookmark-start text:name="__RefHeading__684_152357510"/>SEGMENTA_LOCKED<text:bookmark-end text:name="__RefHeading__684_152357510"/></text:h>
      <text:p text:style-name="P1">The Flash information segment A could not be erased or written to, because the segment is locked in hardware.</text:p>
      <text:h text:style-name="Heading_20_3" text:outline-level="3"><text:bookmark-start text:name="__RefHeading__686_152357510"/>INVAILD_SEGMENT<text:bookmark-end text:name="__RefHeading__686_152357510"/></text:h>
      <text:p text:style-name="Text_20_body">An invalid segment was provided</text:p>
      <text:h text:style-name="Heading_20_3" text:outline-level="3"><text:bookmark-start text:name="__RefHeading__688_152357510"/>VOLTAGE_CHANGE<text:bookmark-end text:name="__RefHeading__688_152357510"/></text:h>
      <text:p text:style-name="P1">The flash erase or write operation failed to due a change in the device voltage. The result of the operation is unpredictable.</text:p>
      <text:h text:style-name="Heading_20_3" text:outline-level="3"><text:bookmark-start text:name="__RefHeading__690_152357510"/>FLASH_BUSY<text:bookmark-end text:name="__RefHeading__690_152357510"/></text:h>
      <text:p text:style-name="Text_20_body">The flash memory controller is busy and cannot process another request.</text:p>
      <text:h text:style-name="Heading_20_3" text:outline-level="3"><text:bookmark-start text:name="__RefHeading__692_152357510"/>FLASH_FAILURE<text:bookmark-end text:name="__RefHeading__692_152357510"/></text:h>
      <text:p text:style-name="Text_20_body">The flash memory segment has failed.</text:p>
      <text:h text:style-name="Heading_20_3" text:outline-level="3"><text:bookmark-start text:name="__RefHeading__694_152357510"/>BAD_CLOCK<text:bookmark-end text:name="__RefHeading__694_152357510"/></text:h>
      <text:p text:style-name="P1">The flash memory controller can not perform a write or erase due to a system clock failure. </text:p>
      <text:p text:style-name="Text_20_body"/>
      <text:h text:style-name="P40" text:outline-level="1"><text:bookmark-start text:name="__RefHeading__696_152357510"/><text:soft-page-break/>Global Variables<text:bookmark-end text:name="__RefHeading__696_152357510"/></text:h>
      <text:p text:style-name="P16">No global variables exist in the Flash Library.</text:p>
      <text:p text:style-name="P14"/>
      <text:h text:style-name="P41" text:outline-level="1"><text:bookmark-start text:name="__RefHeading__727_152357510"/><text:span text:style-name="T14">Appendix </text:span><text:span text:style-name="T16">A</text:span><text:span text:style-name="T15"> – Remarks</text:span><text:bookmark-end text:name="__RefHeading__727_152357510"/></text:h>
      <text:p text:style-name="P19">The </text:p>
      <text:h text:style-name="P49" text:outline-level="2"><text:bookmark-start text:name="__RefHeading__720_152357510"/>Resource usage<text:bookmark-end text:name="__RefHeading__720_152357510"/></text:h>
      <text:p text:style-name="P24">The EasyMSP Flash library uses a considerable amount of on chip resources. Only a small amount of free RAM is required (less than 30 bytes) for erase and write operations. Append operations require much larger amounts, typically upwards of 512 or more bytes of free RAM.</text:p>
      <text:h text:style-name="P49" text:outline-level="2"><text:bookmark-start text:name="__RefHeading__626_152357510"/>Appending limitations<text:bookmark-end text:name="__RefHeading__626_152357510"/></text:h>
      <text:p text:style-name="P5"><text:span text:style-name="T11">While the EasyMSP flash library has operations for appending data to flash, </text:span><text:span text:style-name="T14">Appending data to the main memory is not supported on devices with less than 512 free bytes of SRAM.</text:span></text:p>
      <text:p text:style-name="P20">However, Appending data to the information segments is possible on all devices, as this only requires 64 bytes of free SRAM and the smallest amount of RAM you will find on a MSP430 is 128 bytes.</text:p>
      <text:p text:style-name="P5"><text:span text:style-name="T11">S</text:span><text:span text:style-name="T11"><office:annotation><dc:creator>Matthew Burmeister</dc:creator><dc:date>2012-12-05T21:23:21</dc:date><text:p text:style-name="P58"><text:span text:style-name="T20">Rewrite to become readable.</text:span></text:p></office:annotation></text:span><text:span text:style-name="T11">ince flash memory does not allow changes. The data must be read into ram, modified, and then the flash segment is erased and then the data is finally written back.</text:span></text:p>
      <text:h text:style-name="P44" text:outline-level="2"><text:bookmark-start text:name="__RefHeading__722_152357510"/>Flash Protection<text:bookmark-end text:name="__RefHeading__722_152357510"/></text:h>
      <text:p text:style-name="P20">Along with the hardware flash protection, the EasyMSP Flash library also has two software keys, to make sure that you really intended to perform a flash operation. </text:p>
      <text:p text:style-name="P20">Only one key is required if erasing a single segment or writing any data. Two keys are required if you are attempting to use flashNuke() or flashEraseMainMemory(), as both of these functions can leave MSP430 nonoperational. </text:p>
      <text:h text:style-name="P43" text:outline-level="2"><text:bookmark-start text:name="__RefHeading__724_152357510"/>Calibration constants<text:bookmark-end text:name="__RefHeading__724_152357510"/></text:h>
      <text:p text:style-name="P21">The MSP430 stores important calibration data in the flash segment INFOA. If you choose to erase INFOA or use flashNuke(), please be aware that after the operation, the MSP430 will no longer be compatible with EasyMSP.</text:p>
      <text:h text:style-name="P50" text:outline-level="2"><text:bookmark-start text:name="__RefHeading__768_152357510"/>Clock Control<text:bookmark-end text:name="__RefHeading__768_152357510"/></text:h>
      <text:p text:style-name="P22">The Flash controller requires a certain frequency range for flash erase and write operations. In devices without a dedicated flash oscillator, the Flash library will save the current clock settings, and then set the MCLK to 1Mhz. After the operation completes, the flash library will restore the previous clock settings. </text:p>
      <text:p text:style-name="P22">No clock changes are made if the MSP430 is equipped with a dedicated flash oscillator. <text:s text:c="3"/></text:p>
      <text:h text:style-name="P41" text:outline-level="1"><text:bookmark-start text:name="__RefHeading__810_152357510"/><text:span text:style-name="T15">Appendix </text:span><text:span text:style-name="T16">B </text:span><text:span text:style-name="T15">– Code documentation</text:span><text:bookmark-end text:name="__RefHeading__810_152357510"/></text:h>
      <text:h text:style-name="P51" text:outline-level="2"><text:bookmark-start text:name="__RefHeading__812_152357510"/>Library Depends<text:bookmark-end text:name="__RefHeading__812_152357510"/></text:h>
      <text:list xml:id="list21238342" text:style-name="L1">
        <text:list-item>
          <text:p text:style-name="P37">EasyMSP Core Library</text:p>
        </text:list-item>
        <text:list-item>
          <text:p text:style-name="P37">Watchdog Library</text:p>
        </text:list-item>
        <text:list-item>
          <text:p text:style-name="P37">BCS Library</text:p>
        </text:list-item>
      </text:list>
      <text:h text:style-name="P52" text:outline-level="2"><text:bookmark-start text:name="__RefHeading__814_152357510"/>Code Remarks<text:bookmark-end text:name="__RefHeading__814_152357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helvetica" svg:font-family="helvetica, arial, sans-serif"/>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hapter" style:family="paragraph" style:parent-style-name="Heading_20_1" style:default-outline-level="" style:list-style-nam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1_20_End" style:display-name="List 1 End" style:family="paragraph" style:parent-style-name="List" style:next-style-name="List_20_1" style:class="list">
      <style:paragraph-properties fo:margin="100%" fo:margin-left="0.25in" fo:margin-right="0in" fo:margin-top="0in" fo:margin-bottom="0.1665in" style:contextual-spacing="false" fo:text-indent="-0.25in" style:auto-text-indent="false"/>
    </style:style>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100%"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8T21:34:39.18</meta:creation-date>
    <dc:date>2012-12-11T01:17:45.84</dc:date>
    <meta:editing-duration>PT2H49M42S</meta:editing-duration>
    <meta:editing-cycles>19</meta:editing-cycles>
    <meta:generator>LibreOffice/3.6$Windows_x86 LibreOffice_project/e29a214-2bbed72-0621de6-a97528c-8f066d</meta:generator>
    <meta:keyword>manual user EasyMSP Easy MSP MSP430 library flash module driver</meta:keyword>
    <dc:title>EasyMSP Flash Module Library User Manual</dc:title>
    <dc:creator>Matthew Burmeister</dc:creator>
    <meta:document-statistic meta:table-count="0" meta:image-count="0" meta:object-count="0" meta:page-count="13" meta:paragraph-count="141" meta:word-count="1189" meta:character-count="7396" meta:non-whitespace-character-count="6290"/>
    <meta:user-defined meta:name="Owner">Matthew Burmeister</meta:user-defined>
  </office:meta>
</office:document-meta>
</file>

<file path=VersionList.xml><?xml version="1.0" encoding="utf-8"?>
<VL:version-list xmlns:dc="http://purl.org/dc/elements/1.1/" xmlns:VL="http://openoffice.org/2001/versions-list">
  <VL:version-entry VL:title="Version1" VL:comment="" VL:creator="Matthew Burmeister" dc:date-time="2012-12-11T01:12:28"/>
</VL:version-list>
</file>